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0258" officeooo:paragraph-rsid="00160258"/>
    </style:style>
    <style:style style:name="P2" style:family="paragraph" style:parent-style-name="Standard">
      <style:paragraph-properties fo:text-align="center" style:justify-single-word="false"/>
      <style:text-properties officeooo:rsid="00160258" officeooo:paragraph-rsid="00174d1e"/>
    </style:style>
    <style:style style:name="P3" style:family="paragraph" style:parent-style-name="Standard">
      <style:paragraph-properties fo:text-align="center" style:justify-single-word="false"/>
      <style:text-properties officeooo:rsid="00163d54" officeooo:paragraph-rsid="00163d54"/>
    </style:style>
    <style:style style:name="P4" style:family="paragraph" style:parent-style-name="Standard">
      <style:paragraph-properties fo:text-align="start" style:justify-single-word="false"/>
      <style:text-properties officeooo:rsid="002f4770" officeooo:paragraph-rsid="002f4770"/>
    </style:style>
    <style:style style:name="P5" style:family="paragraph" style:parent-style-name="Standard" style:list-style-name="L1">
      <style:paragraph-properties fo:text-align="start" style:justify-single-word="false"/>
      <style:text-properties officeooo:rsid="002f4770" officeooo:paragraph-rsid="002f4770"/>
    </style:style>
    <style:style style:name="P6" style:family="paragraph" style:parent-style-name="Standard" style:list-style-name="L1">
      <style:paragraph-properties fo:text-align="start" style:justify-single-word="false"/>
      <style:text-properties officeooo:rsid="002f4770" officeooo:paragraph-rsid="0039becd"/>
    </style:style>
    <style:style style:name="P7" style:family="paragraph" style:parent-style-name="Standard" style:list-style-name="L1">
      <style:paragraph-properties fo:text-align="start" style:justify-single-word="false"/>
      <style:text-properties officeooo:rsid="00300714" officeooo:paragraph-rsid="00300714"/>
    </style:style>
    <style:style style:name="P8" style:family="paragraph" style:parent-style-name="Standard" style:list-style-name="L1">
      <style:paragraph-properties fo:text-align="start" style:justify-single-word="false"/>
      <style:text-properties officeooo:rsid="0031f91a" officeooo:paragraph-rsid="0031f91a"/>
    </style:style>
    <style:style style:name="P9" style:family="paragraph" style:parent-style-name="Standard">
      <style:paragraph-properties fo:text-align="start" style:justify-single-word="false"/>
      <style:text-properties officeooo:rsid="0031f91a" officeooo:paragraph-rsid="0031f91a"/>
    </style:style>
    <style:style style:name="P10" style:family="paragraph" style:parent-style-name="Standard" style:list-style-name="L1">
      <style:paragraph-properties fo:text-align="start" style:justify-single-word="false"/>
      <style:text-properties officeooo:rsid="0032e2c8" officeooo:paragraph-rsid="0032e2c8"/>
    </style:style>
    <style:style style:name="P11" style:family="paragraph" style:parent-style-name="Standard" style:list-style-name="L1">
      <style:paragraph-properties fo:text-align="start" style:justify-single-word="false"/>
      <style:text-properties officeooo:rsid="00341d16" officeooo:paragraph-rsid="00341d16"/>
    </style:style>
    <style:style style:name="P12" style:family="paragraph" style:parent-style-name="Standard" style:list-style-name="L1">
      <style:paragraph-properties fo:text-align="start" style:justify-single-word="false"/>
      <style:text-properties officeooo:rsid="00341d16" officeooo:paragraph-rsid="0038a564"/>
    </style:style>
    <style:style style:name="P13" style:family="paragraph" style:parent-style-name="Standard" style:list-style-name="L1">
      <style:paragraph-properties fo:text-align="start" style:justify-single-word="false"/>
      <style:text-properties officeooo:rsid="0038a564" officeooo:paragraph-rsid="0038a564"/>
    </style:style>
    <style:style style:name="P14" style:family="paragraph" style:parent-style-name="Standard" style:list-style-name="L1">
      <style:paragraph-properties fo:text-align="start" style:justify-single-word="false"/>
      <style:text-properties officeooo:rsid="0039becd" officeooo:paragraph-rsid="0039becd"/>
    </style:style>
    <style:style style:name="P15" style:family="paragraph" style:parent-style-name="Standard" style:list-style-name="L1">
      <style:paragraph-properties fo:text-align="start" style:justify-single-word="false"/>
      <style:text-properties officeooo:rsid="0039becd" officeooo:paragraph-rsid="003e8d92"/>
    </style:style>
    <style:style style:name="P16" style:family="paragraph" style:parent-style-name="Standard" style:list-style-name="L1">
      <style:paragraph-properties fo:text-align="start" style:justify-single-word="false"/>
      <style:text-properties officeooo:rsid="003a4fe6" officeooo:paragraph-rsid="003a4fe6"/>
    </style:style>
    <style:style style:name="P17" style:family="paragraph" style:parent-style-name="Standard" style:list-style-name="L1">
      <style:paragraph-properties fo:text-align="start" style:justify-single-word="false"/>
      <style:text-properties officeooo:rsid="003c3097" officeooo:paragraph-rsid="003c3097"/>
    </style:style>
    <style:style style:name="P18" style:family="paragraph" style:parent-style-name="Standard" style:list-style-name="L1">
      <style:paragraph-properties fo:text-align="start" style:justify-single-word="false"/>
      <style:text-properties officeooo:rsid="003d1656" officeooo:paragraph-rsid="003d1656"/>
    </style:style>
    <style:style style:name="P19" style:family="paragraph" style:parent-style-name="Standard" style:list-style-name="L1">
      <style:paragraph-properties fo:text-align="start" style:justify-single-word="false"/>
      <style:text-properties officeooo:rsid="003e8d92" officeooo:paragraph-rsid="003e8d92"/>
    </style:style>
    <style:style style:name="P20" style:family="paragraph" style:parent-style-name="Standard" style:list-style-name="L1">
      <style:paragraph-properties fo:text-align="start" style:justify-single-word="false"/>
      <style:text-properties officeooo:rsid="0040207a" officeooo:paragraph-rsid="0040207a"/>
    </style:style>
    <style:style style:name="P21" style:family="paragraph" style:parent-style-name="Standard">
      <style:paragraph-properties fo:text-align="start" style:justify-single-word="false"/>
      <style:text-properties officeooo:rsid="0040207a" officeooo:paragraph-rsid="0040207a"/>
    </style:style>
    <style:style style:name="T1" style:family="text">
      <style:text-properties officeooo:rsid="00174d1e"/>
    </style:style>
    <style:style style:name="T2" style:family="text">
      <style:text-properties officeooo:rsid="001807c2"/>
    </style:style>
    <style:style style:name="T3" style:family="text">
      <style:text-properties officeooo:rsid="002f4770"/>
    </style:style>
    <style:style style:name="T4" style:family="text">
      <style:text-properties officeooo:rsid="00300714"/>
    </style:style>
    <style:style style:name="T5" style:family="text">
      <style:text-properties officeooo:rsid="0031f91a"/>
    </style:style>
    <style:style style:name="T6" style:family="text">
      <style:text-properties officeooo:rsid="00376908"/>
    </style:style>
    <style:style style:name="T7" style:family="text">
      <style:text-properties officeooo:rsid="0039becd"/>
    </style:style>
    <style:style style:name="T8" style:family="text">
      <style:text-properties officeooo:rsid="003a4fe6"/>
    </style:style>
    <style:style style:name="T9" style:family="text">
      <style:text-properties officeooo:rsid="003c3097"/>
    </style:style>
    <style:style style:name="T10" style:family="text">
      <style:text-properties officeooo:rsid="003e8d92"/>
    </style:style>
    <style:style style:name="T11" style:family="text">
      <style:text-properties officeooo:rsid="0040207a"/>
    </style:style>
    <style:style style:name="T12" style:family="text">
      <style:text-properties officeooo:rsid="0040308f"/>
    </style:style>
    <style:style style:name="T13" style:family="text">
      <style:text-properties officeooo:rsid="0043fba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text:span text:style-name="T1">application web </text:span></text:p>
      <text:p text:style-name="P2"><text:span text:style-name="T3">C</text:span>oncertation <text:span text:style-name="T2">pour</text:span> l'aménagement du territoire</text:p>
      <text:p text:style-name="P1"/>
      <text:p text:style-name="P3"/>
      <text:p text:style-name="P4">Problème<text:span text:style-name="T10">s</text:span> rencontré<text:span text:style-name="T10">s</text:span> <text:span text:style-name="T4">lors de l'élaboration de concertation et résolu par notre apply</text:span> :</text:p>
      <text:p text:style-name="P4"/>
      <text:list xml:id="list8323668393281280601" text:style-name="L1">
        <text:list-item>
          <text:p text:style-name="P5">Obligation de mener des concertations :</text:p>
          <text:list>
            <text:list-item>
              <text:p text:style-name="P11">Le cadre légal oblige les collectivités à mener des concertations. notre application <text:span text:style-name="T10">répond au cadre légal. C'</text:span>est une des façons de faire de la concertation</text:p>
              <text:p text:style-name="P11"/>
            </text:list-item>
          </text:list>
        </text:list-item>
        <text:list-item>
          <text:p text:style-name="P5">Obligation de rendre des comptes sur cette concertation</text:p>
          <text:list>
            <text:list-item>
              <text:p text:style-name="P11">Suite à une concertation, un certain nombre de documents seront rendus faisant état du contexte, des problèmes soulevés, des avis et des propositions. <text:s/>Ce document est un des éléments essentiels et souvant trop peu considérés car difficilement synthétisable. </text:p>
            </text:list-item>
            <text:list-item>
              <text:p text:style-name="P13">Grâce à notre application, le rapport du projet, des avis, des participants, des conclusions feront l'objet d'un document faisant office de synthèse.</text:p>
              <text:p text:style-name="P13"/>
            </text:list-item>
          </text:list>
        </text:list-item>
        <text:list-item>
          <text:p text:style-name="P6">Logistique lourde et coûteuse, <text:span text:style-name="T5">Temps long et travail fastidieux du à l'élaboration</text:span></text:p>
          <text:list>
            <text:list-item>
              <text:p text:style-name="P12">Si on considère une concertation classique, il faut <text:span text:style-name="T6">un designer de processus, un staff événementiel qui communique et organisent les réunions, un site web donc un prestataire, un rapporteur, un prestataire hifi…</text:span></text:p>
            </text:list-item>
            <text:list-item>
              <text:p text:style-name="P12"><text:span text:style-name="T7">L'application sert de site web et de logiciel de suivi. Il permet la restitution et cadre déjà le travail de design de processus. Evidemment ceci est adaptable aux clients puisque chaque démarche est le fruit de la méthode Agile.</text:span></text:p>
            </text:list-item>
          </text:list>
          <text:p text:style-name="P8"/>
        </text:list-item>
        <text:list-item>
          <text:p text:style-name="P10"><text:span text:style-name="T7">P</text:span>ermettre une concertation de qualité</text:p>
          <text:list>
            <text:list-item>
              <text:p text:style-name="P15">Une concertation est le fruit d'un ensemble de bonne<text:span text:style-name="T8">s</text:span> pratique<text:span text:style-name="T8">s</text:span> que nous mettons à <text:span text:style-name="T8">disposition de la collectivité dans le but de s'assurer de son efficacité. </text:span></text:p>
              <text:list>
                <text:list-item>
                  <text:p text:style-name="P15"><text:span text:style-name="T8">Flèche du temps, </text:span></text:p>
                </text:list-item>
                <text:list-item>
                  <text:p text:style-name="P15"><text:span text:style-name="T13">Cartographie des parties prenantes, </text:span></text:p>
                </text:list-item>
                <text:list-item>
                  <text:p text:style-name="P15"><text:span text:style-name="T13">Cartographie des controverses</text:span></text:p>
                </text:list-item>
              </text:list>
              <text:p text:style-name="P14"/>
            </text:list-item>
          </text:list>
        </text:list-item>
        <text:list-item>
          <text:p text:style-name="P5">Complexité dans l'imbrication de la concertation dans la gestion d'un projet d'urbanisme</text:p>
          <text:list>
            <text:list-item>
              <text:p text:style-name="P16">Un projet urbanistique est souvent décliné en plusieurs phases correspondant à des degrés de complexité. Allant de l'étude au diagnostic définissant le plan d'action, toutes ces phases seront intégrable<text:span text:style-name="T13">s</text:span> dans l'application elle-même assurant une bonne appropriation par les services techniques des processus de concertation</text:p>
              <text:p text:style-name="P16"/>
            </text:list-item>
          </text:list>
        </text:list-item>
        <text:list-item>
          <text:p text:style-name="P5">Difficulté à faire monter en complexité <text:span text:style-name="T9">le débat autour du</text:span> projet notamment au regard d'un public non averti</text:p>
          <text:list>
            <text:list-item>
              <text:p text:style-name="P17">Le public ciblé par un débat citoyen est tout à chacun. Dans ce contexte, face à des gens peu formés à débattre et peu en pointe sur les questions techniques, il va falloir les amener à comprendre les enjeux du territoire. C'est sur cette base que le projet va pouvoir avoir lieu. L'application permet plusieurs étapes dans l'appropriation du savoir. Dans l'observation de l'image dans un apperçu rapide des enjeux, dans les textes explicatifs des zones sensibles donnant plus de précisions sur les problématiques, dans les études scientifiques prouvant ou enrichissant les textes explicatifs.</text:p>
            </text:list-item>
          </text:list>
        </text:list-item>
      </text:list>
      <text:p text:style-name="P4"/>
      <text:list xml:id="list165135743610021" text:continue-numbering="true" text:style-name="L1">
        <text:list-item>
          <text:p text:style-name="P5">Besoin de traçabilité des réunions pour permettre une évolution itérative de réunions en réunions</text:p>
          <text:list>
            <text:list-item>
              <text:p text:style-name="P18">Lo<text:span text:style-name="T13">r</text:span>s de concertations, il est fréquent que chaque session de réunions soient sur un thème <text:soft-page-break/>en particulier de la concertation. Il existe donc une sorte de fermeture entre les sessions. Il est important qu'une continuité se noue entre les réunions pour faire émerger des solutions innovantes. Par le suivi des avis et la vision globale par l'image, les relations entre thématiques seront l'un des points forts de vos animations de réunion.</text:p>
              <text:p text:style-name="P18"/>
            </text:list-item>
          </text:list>
        </text:list-item>
        <text:list-item>
          <text:p text:style-name="P5">Permettre un enrichissement des réunions par l'apport extérieur d'avis et idées.</text:p>
          <text:list>
            <text:list-item>
              <text:p text:style-name="P19">Le web est une ouverture vers le monde extérieur et permet qu'une part de l'animation de réunion soit décentralisée. <text:span text:style-name="T11">Le public peut agir en dehors du cadre formel des réunions et ce à partir des réunions.</text:span></text:p>
              <text:p text:style-name="P19"/>
            </text:list-item>
          </text:list>
        </text:list-item>
        <text:list-item>
          <text:p text:style-name="P5">Gérer la complexité des avis et du projet <text:span text:style-name="T11">pour </text:span>en sortir une synthèse qui répond aux objectifs du maitre d'oeuvre.</text:p>
          <text:list>
            <text:list-item>
              <text:p text:style-name="P20">La concertation répond à un objectif de mise en débat pour déjouer les blocages et assurer une meilleure efficacité des projets</text:p>
            </text:list-item>
          </text:list>
        </text:list-item>
      </text:list>
      <text:p text:style-name="P21"/>
      <text:list xml:id="list165135890894010" text:continue-numbering="true" text:style-name="L1">
        <text:list-item>
          <text:p text:style-name="P5">Ne pas dénaturer les propos du maitre d'oeuvre</text:p>
          <text:list>
            <text:list-item>
              <text:p text:style-name="P20">Lors de concertations il doit être de la responsabilité du médiateur de s'assurer que le projet respecte les grandes orientations qu'ont décidé<text:span text:style-name="T12">es</text:span> les maîtres d'oeuvres. <text:span text:style-name="T12">Utiliser un tel outil permet de canaliser les thématiques et les points à débattre. Et s'assurer que ceux-ci soient claires par tous. </text:span></text:p>
            </text:list-item>
          </text:list>
        </text:list-item>
      </text:list>
      <text:p text:style-name="P21"/>
      <text:list xml:id="list165135426243054" text:continue-numbering="true" text:style-name="L1">
        <text:list-item>
          <text:p text:style-name="P5">Canaliser les avis de l'opposition et les inclure dans un débat plus large qui fait sortir le débat de l'intérêt individuel pour rentrer dans l'intérêt général.</text:p>
          <text:list>
            <text:list-item>
              <text:p text:style-name="P5"/>
            </text:list-item>
          </text:list>
        </text:list-item>
      </text:list>
      <text:p text:style-name="P4"/>
      <text:list xml:id="list165136359285679" text:continue-numbering="true" text:style-name="L1">
        <text:list-item>
          <text:p text:style-name="P5">Forme<text:span text:style-name="T4">r</text:span> les participants au projet <text:span text:style-name="T4">ce qui </text:span>l'amène petit à petit, <text:span text:style-name="T4">et </text:span>en un temps record, à se faire un avis <text:span text:style-name="T4">éclairé.</text:span></text:p>
          <text:list>
            <text:list-item>
              <text:p text:style-name="P5"/>
            </text:list-item>
          </text:list>
        </text:list-item>
        <text:list-item>
          <text:p text:style-name="P7">Savoir évaluer une concertation et en tirer des conclusion sur le contexte du débat</text:p>
          <text:list>
            <text:list-item>
              <text:p text:style-name="P7"/>
            </text:list-item>
          </text:list>
        </text:list-item>
        <text:list-item>
          <text:p text:style-name="P7">Garder le contrôle de la concertation</text:p>
          <text:list>
            <text:list-item>
              <text:p text:style-name="P7"/>
            </text:list-item>
          </text:list>
        </text:list-item>
        <text:list-item>
          <text:p text:style-name="P8">Comprendre un projet dans sa globalité sans en oublier ses particularités</text:p>
          <text:list>
            <text:list-item>
              <text:p text:style-name="P8"/>
            </text:list-item>
          </text:list>
        </text:list-item>
        <text:list-item>
          <text:p text:style-name="P8">Vulgariser pour comprendre</text:p>
          <text:list>
            <text:list-item>
              <text:p text:style-name="P8"/>
            </text:list-item>
          </text:list>
        </text:list-item>
      </text:list>
      <text:p text:style-name="P9"/>
      <text:p text:style-name="P9"/>
      <text:p text:style-name="P9"/>
      <text:p text:style-name="P9"/>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1T08:28:25.032342669</meta:creation-date>
    <dc:date>2015-07-10T16:51:34.722537783</dc:date>
    <meta:editing-duration>PT9H1S</meta:editing-duration>
    <meta:editing-cycles>44</meta:editing-cycles>
    <meta:generator>LibreOffice/4.2.8.2$Linux_x86 LibreOffice_project/420m0$Build-2</meta:generator>
    <meta:document-statistic meta:table-count="0" meta:image-count="0" meta:object-count="0" meta:page-count="2" meta:paragraph-count="47" meta:word-count="766" meta:character-count="4667" meta:non-whitespace-character-count="3972"/>
  </office:meta>
</office:document-meta>
</file>